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ea7" officeooo:paragraph-rsid="00155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para casa (22/02/2016):</text:p>
      <text:p text:style-name="P1"/>
      <text:p text:style-name="P1">Fazer um relatório que descreva o que são processos Premptivos e Não-Premptivos, descrevendo os principais algoritmos.</text:p>
      <text:p text:style-name="P1"/>
      <text:p text:style-name="P1">obs. Ver o vídeo da aula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01:14:19.728961200</meta:creation-date>
    <dc:date>2016-02-23T01:15:41.175665804</dc:date>
    <meta:editing-duration>P0D</meta:editing-duration>
    <meta:editing-cycles>1</meta:editing-cycles>
    <meta:document-statistic meta:table-count="0" meta:image-count="0" meta:object-count="0" meta:page-count="1" meta:paragraph-count="3" meta:word-count="27" meta:character-count="176" meta:non-whitespace-character-count="152"/>
    <meta:generator>LibreOffice/4.2.8.2$Linux_X86_64 LibreOffice_project/420m0$Build-2</meta:generator>
  </office:meta>
</office:document-meta>
</file>